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NCATENAT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I</text:p>
          </table:table-cell>
          <table:table-cell office:value-type="string" calcext:value-type="string">
            <text:p>SIR</text:p>
          </table:table-cell>
          <table:table-cell table:formula="of:=CONCATENATE([.B2];[.C2])" office:value-type="string" office:string-value="ETISIR" calcext:value-type="string">
            <text:p>ETISIR</text:p>
          </table:table-cell>
          <table:table-cell/>
          <table:table-cell table:formula="of:=CONCATENATE([.B2];&quot; &quot;;[.C2])" office:value-type="string" office:string-value="ETI SIR" calcext:value-type="string">
            <text:p>ETI SIR</text:p>
          </table:table-cell>
        </table:table-row>
        <table:table-row table:style-name="ro1">
          <table:table-cell/>
          <table:table-cell office:value-type="string" calcext:value-type="string">
            <text:p>JOHN </text:p>
          </table:table-cell>
          <table:table-cell office:value-type="string" calcext:value-type="string">
            <text:p>MAR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TO</text:p>
          </table:table-cell>
          <table:table-cell office:value-type="string" calcext:value-type="string">
            <text:p>FIFT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6:20:16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7T15:52:11.992000000</meta:creation-date>
    <dc:date>2022-07-29T17:32:55.710000000</dc:date>
    <meta:editing-duration>PT26M21S</meta:editing-duration>
    <meta:editing-cycles>4</meta:editing-cycles>
    <meta:generator>Cool_Office/6.3.5.2$Windows_x86 LibreOffice_project/</meta:generator>
    <meta:document-statistic meta:table-count="1" meta:cell-count="11" meta:object-count="0"/>
  </office:meta>
</office:document-meta>
</file>